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90" style:family="table">
      <style:table-properties style:width="14.72cm" fo:margin-left="-0.025cm" table:align="left" style:writing-mode="lr-tb"/>
    </style:style>
    <style:style style:name="Tabela90.A" style:family="table-column">
      <style:table-column-properties style:column-width="3.032cm"/>
    </style:style>
    <style:style style:name="Tabela90.B" style:family="table-column">
      <style:table-column-properties style:column-width="2.064cm"/>
    </style:style>
    <style:style style:name="Tabela90.C" style:family="table-column">
      <style:table-column-properties style:column-width="2.679cm"/>
    </style:style>
    <style:style style:name="Tabela90.D" style:family="table-column">
      <style:table-column-properties style:column-width="1.508cm"/>
    </style:style>
    <style:style style:name="Tabela90.E" style:family="table-column">
      <style:table-column-properties style:column-width="1.21cm"/>
    </style:style>
    <style:style style:name="Tabela90.F" style:family="table-column">
      <style:table-column-properties style:column-width="2.223cm"/>
    </style:style>
    <style:style style:name="Tabela90.G" style:family="table-column">
      <style:table-column-properties style:column-width="2.004cm"/>
    </style:style>
    <style:style style:name="Tabela90.1" style:family="table-row">
      <style:table-row-properties style:min-row-height="0.801cm" style:keep-together="true" fo:keep-together="auto"/>
    </style:style>
    <style:style style:name="Tabela90.A1" style:family="table-cell">
      <style:table-cell-properties style:vertical-align="middle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0.B1" style:family="table-cell">
      <style:table-cell-properties style:vertical-align="middle" fo:background-color="#eeece1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0.G1" style:family="table-cell">
      <style:table-cell-properties style:vertical-align="middle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90.2" style:family="table-row">
      <style:table-row-properties style:min-row-height="0.91cm" style:keep-together="true" fo:keep-together="auto"/>
    </style:style>
    <style:style style:name="Tabela90.A2" style:family="table-cell">
      <style:table-cell-properties style:vertical-align="top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0.B2" style:family="table-cell">
      <style:table-cell-properties style:vertical-align="top" fo:background-color="#eeece1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0.G2" style:family="table-cell">
      <style:table-cell-properties style:vertical-align="top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91" style:family="table">
      <style:table-properties style:width="14.72cm" fo:margin-left="-0.025cm" table:align="left" style:writing-mode="lr-tb"/>
    </style:style>
    <style:style style:name="Tabela91.A" style:family="table-column">
      <style:table-column-properties style:column-width="0.871cm"/>
    </style:style>
    <style:style style:name="Tabela91.B" style:family="table-column">
      <style:table-column-properties style:column-width="5.768cm"/>
    </style:style>
    <style:style style:name="Tabela91.C" style:family="table-column">
      <style:table-column-properties style:column-width="2.805cm"/>
    </style:style>
    <style:style style:name="Tabela91.D" style:family="table-column">
      <style:table-column-properties style:column-width="2.672cm"/>
    </style:style>
    <style:style style:name="Tabela91.E" style:family="table-column">
      <style:table-column-properties style:column-width="2.604cm"/>
    </style:style>
    <style:style style:name="Tabela91.1" style:family="table-row">
      <style:table-row-properties style:keep-together="true" fo:keep-together="auto"/>
    </style:style>
    <style:style style:name="Tabela91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1.E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91.2" style:family="table-row">
      <style:table-row-properties style:min-row-height="0.501cm" style:keep-together="true" fo:keep-together="auto"/>
    </style:style>
    <style:style style:name="Tabela91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1.E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91.A6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1.C6" style:family="table-cell">
      <style:table-cell-properties style:vertical-align="top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1.E6" style:family="table-cell">
      <style:table-cell-properties style:vertical-align="top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92" style:family="table">
      <style:table-properties style:width="14.72cm" fo:margin-left="-0.025cm" table:align="left" style:writing-mode="lr-tb"/>
    </style:style>
    <style:style style:name="Tabela92.A" style:family="table-column">
      <style:table-column-properties style:column-width="14.72cm"/>
    </style:style>
    <style:style style:name="Tabela92.1" style:family="table-row">
      <style:table-row-properties style:min-row-height="3.57cm" style:keep-together="true" fo:keep-together="auto"/>
    </style:style>
    <style:style style:name="Tabela9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93" style:family="table">
      <style:table-properties style:width="14.72cm" fo:margin-left="-0.025cm" table:align="left" style:writing-mode="lr-tb"/>
    </style:style>
    <style:style style:name="Tabela93.A" style:family="table-column">
      <style:table-column-properties style:column-width="0.713cm"/>
    </style:style>
    <style:style style:name="Tabela93.B" style:family="table-column">
      <style:table-column-properties style:column-width="9.234cm"/>
    </style:style>
    <style:style style:name="Tabela93.C" style:family="table-column">
      <style:table-column-properties style:column-width="2.461cm"/>
    </style:style>
    <style:style style:name="Tabela93.D" style:family="table-column">
      <style:table-column-properties style:column-width="2.312cm"/>
    </style:style>
    <style:style style:name="Tabela93.1" style:family="table-row">
      <style:table-row-properties style:min-row-height="0.527cm" style:keep-together="true" fo:keep-together="auto"/>
    </style:style>
    <style:style style:name="Tabela93.A1" style:family="table-cell">
      <style:table-cell-properties style:vertical-align="bottom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3.D1" style:family="table-cell">
      <style:table-cell-properties style:vertical-align="bottom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93.A2" style:family="table-cell">
      <style:table-cell-properties style:vertical-align="bottom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3.D2" style:family="table-cell">
      <style:table-cell-properties style:vertical-align="bottom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94" style:family="table">
      <style:table-properties style:width="14.72cm" fo:margin-left="-0.025cm" table:align="left" style:writing-mode="lr-tb"/>
    </style:style>
    <style:style style:name="Tabela94.A" style:family="table-column">
      <style:table-column-properties style:column-width="8.491cm"/>
    </style:style>
    <style:style style:name="Tabela94.B" style:family="table-column">
      <style:table-column-properties style:column-width="6.228cm"/>
    </style:style>
    <style:style style:name="Tabela94.1" style:family="table-row">
      <style:table-row-properties style:min-row-height="2.697cm" style:keep-together="true" fo:keep-together="auto"/>
    </style:style>
    <style:style style:name="Tabela9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94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95" style:family="table">
      <style:table-properties style:width="14.72cm" fo:margin-left="-0.039cm" table:align="left" style:writing-mode="lr-tb"/>
    </style:style>
    <style:style style:name="Tabela95.A" style:family="table-column">
      <style:table-column-properties style:column-width="5.078cm"/>
    </style:style>
    <style:style style:name="Tabela95.B" style:family="table-column">
      <style:table-column-properties style:column-width="5.45cm"/>
    </style:style>
    <style:style style:name="Tabela95.C" style:family="table-column">
      <style:table-column-properties style:column-width="4.191cm"/>
    </style:style>
    <style:style style:name="Tabela95.1" style:family="table-row">
      <style:table-row-properties style:keep-together="true" fo:keep-together="auto"/>
    </style:style>
    <style:style style:name="Tabela95.A1" style:family="table-cell">
      <style:table-cell-properties style:vertical-align="top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5.C1" style:family="table-cell">
      <style:table-cell-properties style:vertical-align="top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95.2" style:family="table-row">
      <style:table-row-properties style:min-row-height="0.7cm" style:keep-together="true" fo:keep-together="auto"/>
    </style:style>
    <style:style style:name="Tabela95.A2" style:family="table-cell">
      <style:table-cell-properties style:vertical-align="bottom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5.C2" style:family="table-cell">
      <style:table-cell-properties style:vertical-align="bottom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96" style:family="table">
      <style:table-properties style:width="14.702cm" fo:margin-left="-0.004cm" table:align="left" style:writing-mode="lr-tb"/>
    </style:style>
    <style:style style:name="Tabela96.A" style:family="table-column">
      <style:table-column-properties style:column-width="7.306cm"/>
    </style:style>
    <style:style style:name="Tabela96.B" style:family="table-column">
      <style:table-column-properties style:column-width="7.396cm"/>
    </style:style>
    <style:style style:name="Tabela96.1" style:family="table-row">
      <style:table-row-properties style:keep-together="true" fo:keep-together="auto"/>
    </style:style>
    <style:style style:name="Tabela96.A1" style:family="table-cell">
      <style:table-cell-properties style:vertical-align="middle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96.2" style:family="table-row">
      <style:table-row-properties style:min-row-height="0.536cm" style:keep-together="true" fo:keep-together="auto"/>
    </style:style>
    <style:style style:name="Tabela96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96.B2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none" fo:border-bottom="none" style:writing-mode="lr-tb">
        <style:background-image/>
      </style:table-cell-properties>
    </style:style>
    <style:style style:name="Tabela96.3" style:family="table-row">
      <style:table-row-properties style:min-row-height="0.801cm" style:keep-together="true" fo:keep-together="auto"/>
    </style:style>
    <style:style style:name="Tabela96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6.4" style:family="table-row">
      <style:table-row-properties style:min-row-height="0.612cm" style:keep-together="true" fo:keep-together="auto"/>
    </style:style>
    <style:style style:name="Tabela96.5" style:family="table-row">
      <style:table-row-properties style:min-row-height="0.494cm" style:keep-together="true" fo:keep-together="auto"/>
    </style:style>
    <style:style style:name="P1" style:family="paragraph" style:parent-style-name="Standard">
      <style:text-properties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4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style:snap-to-layout-grid="false"/>
      <style:text-properties fo:font-size="10pt" fo:font-weight="bold" style:font-size-asian="10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size="10pt" style:font-size-asian="10pt"/>
    </style:style>
    <style:style style:name="P11" style:family="paragraph" style:parent-style-name="Standard">
      <style:paragraph-properties style:snap-to-layout-grid="false"/>
      <style:text-properties fo:font-size="9pt" fo:letter-spacing="0.053cm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margin-top="0.071cm" fo:margin-bottom="0cm" style:snap-to-layout-grid="false"/>
      <style:text-properties fo:font-size="9pt" fo:letter-spacing="0.053cm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top="0.071cm" fo:margin-bottom="0cm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.071cm" fo:margin-bottom="0cm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.3cm" style:line-height-at-least="0.499cm" fo:text-align="center" style:justify-single-word="false"/>
      <style:text-properties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top="0cm" fo:margin-bottom="0.3cm" style:line-height-at-least="0.499cm"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margin-top="0cm" fo:margin-bottom="0.3cm" style:line-height-at-least="0.499cm" fo:text-align="center" style:justify-single-word="false" fo:break-before="page"/>
      <style:text-properties fo:font-weight="bold" style:font-weight-asian="bold"/>
    </style:style>
    <style:style style:name="P22" style:family="paragraph" style:parent-style-name="Standard">
      <style:paragraph-properties fo:margin-top="0.101cm" fo:margin-bottom="0cm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.101cm" fo:margin-bottom="0cm" style:snap-to-layout-grid="false"/>
      <style:text-properties fo:font-size="9pt" fo:letter-spacing="0.053cm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top="0cm" fo:margin-bottom="0.071cm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.106cm" fo:margin-bottom="0.212cm" style:snap-to-layout-grid="false"/>
      <style:text-properties fo:font-size="10pt" style:font-size-asian="10pt"/>
    </style:style>
    <style:style style:name="P26" style:family="paragraph" style:parent-style-name="Standard">
      <style:paragraph-properties fo:margin-top="0cm" fo:margin-bottom="0.212cm"/>
      <style:text-properties fo:font-size="10pt" style:font-size-asian="10pt"/>
    </style:style>
    <style:style style:name="P27" style:family="paragraph" style:parent-style-name="Standard">
      <style:paragraph-properties fo:margin-top="0cm" fo:margin-bottom="0.212cm" fo:text-align="center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margin-left="0.953cm" fo:margin-right="0cm" fo:margin-top="0cm" fo:margin-bottom="0.212cm" fo:text-indent="-0.953cm" style:auto-text-indent="false">
        <style:tab-stops>
          <style:tab-stop style:position="1.905cm"/>
        </style:tab-stops>
      </style:paragraph-properties>
      <style:text-properties fo:font-size="10pt" style:font-size-asian="10pt"/>
    </style:style>
    <style:style style:name="P31" style:family="paragraph" style:parent-style-name="Standard">
      <style:paragraph-properties fo:margin-top="0.101cm" fo:margin-bottom="0.101cm" fo:text-align="center" style:justify-single-word="false" style:snap-to-layout-grid="false"/>
      <style:text-properties fo:font-size="10pt" fo:letter-spacing="0.053cm" fo:font-weight="bold" style:font-size-asian="10pt" style:font-weight-asian="bold"/>
    </style:style>
    <style:style style:name="P32" style:family="paragraph" style:parent-style-name="Standard">
      <style:paragraph-properties fo:margin-left="0cm" fo:margin-right="-0.005cm" fo:text-align="center" style:justify-single-word="false" fo:text-indent="0cm" style:auto-text-indent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33" style:family="paragraph" style:parent-style-name="Text_20_body">
      <style:paragraph-properties fo:text-align="center" style:justify-single-word="false"/>
      <style:text-properties fo:font-weight="bold" style:font-weight-asian="bold"/>
    </style:style>
    <style:style style:name="P34" style:family="paragraph" style:parent-style-name="Header">
      <style:paragraph-properties fo:margin-top="0.212cm" fo:margin-bottom="0.212cm" fo:text-align="end" style:justify-single-word="false" style:snap-to-layout-grid="false"/>
      <style:text-properties fo:font-weight="bold" style:font-weight-asian="bold" style:font-weight-complex="bold"/>
    </style:style>
    <style:style style:name="P35" style:family="paragraph" style:parent-style-name="Header">
      <style:paragraph-properties fo:margin-top="0.212cm" fo:margin-bottom="0.212cm" fo:text-align="end" style:justify-single-word="false" style:snap-to-layout-grid="false"/>
    </style:style>
    <style:style style:name="P36" style:family="paragraph" style:parent-style-name="Index_20_Heading">
      <style:paragraph-properties fo:text-align="center" style:justify-single-word="false" style:snap-to-layout-grid="false"/>
      <style:text-properties fo:font-size="10pt" fo:font-weight="bold" style:font-size-asian="10pt" style:font-weight-asian="bold" style:font-weight-complex="bold"/>
    </style:style>
    <style:style style:name="P37" style:family="paragraph" style:parent-style-name="Index_20_Heading">
      <style:paragraph-properties style:snap-to-layout-grid="false"/>
      <style:text-properties fo:font-size="10pt" style:font-size-asian="10pt"/>
    </style:style>
    <style:style style:name="P38" style:family="paragraph" style:parent-style-name="Standard">
      <style:paragraph-properties fo:margin-left="1.041cm" fo:margin-right="0.009cm" fo:text-align="start" style:justify-single-word="false" fo:text-indent="0cm" style:auto-text-indent="false" style:snap-to-layout-grid="false"/>
      <style:text-properties fo:font-size="10pt" fo:font-weight="bold" style:font-size-asian="10pt" style:font-weight-asian="bold"/>
    </style:style>
    <style:style style:name="P39" style:family="paragraph" style:parent-style-name="Standard">
      <style:paragraph-properties fo:margin-left="1.041cm" fo:margin-right="0.009cm" fo:text-align="end" style:justify-single-word="false" fo:text-indent="0cm" style:auto-text-indent="false" style:snap-to-layout-grid="false"/>
      <style:text-properties fo:font-size="10pt" fo:font-weight="bold" style:font-size-asian="10pt" style:font-weight-asian="bold"/>
    </style:style>
    <style:style style:name="P40" style:family="paragraph" style:parent-style-name="Heading_20_5">
      <style:paragraph-properties fo:text-align="end" style:justify-single-word="false" style:snap-to-layout-grid="false">
        <style:tab-stops>
          <style:tab-stop style:position="0cm"/>
        </style:tab-stops>
      </style:paragraph-properties>
      <style:text-properties fo:font-size="10pt" style:font-size-asian="10pt"/>
    </style:style>
    <style:style style:name="T1" style:family="text">
      <style:text-properties fo:font-size="10pt" fo:letter-spacing="0.053cm" fo:font-weight="bold" style:font-size-asian="10pt" style:font-weight-asian="bold" style:font-size-complex="10pt"/>
    </style:style>
    <style:style style:name="T2" style:family="text">
      <style:text-properties fo:font-size="10pt" fo:letter-spacing="0.039cm" fo:font-weight="bold" style:letter-kerning="true" style:font-size-asian="10pt" style:font-weight-asian="bold" style:font-size-complex="10pt"/>
    </style:style>
    <style:style style:name="T3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ORDEM DE SERVIÇO OU DE FORNECIMENTO DE BENS</text:p>
      <text:p text:style-name="P20">Identificação</text:p>
      <table:table table:name="Tabela90" table:style-name="Tabela90">
        <table:table-column table:style-name="Tabela90.A"/>
        <table:table-column table:style-name="Tabela90.B"/>
        <table:table-column table:style-name="Tabela90.C"/>
        <table:table-column table:style-name="Tabela90.D"/>
        <table:table-column table:style-name="Tabela90.E"/>
        <table:table-column table:style-name="Tabela90.F"/>
        <table:table-column table:style-name="Tabela90.G"/>
        <table:table-row table:style-name="Tabela90.1">
          <table:table-cell table:style-name="Tabela90.A1" office:value-type="string">
            <text:p text:style-name="P4">OS / OFB:</text:p>
          </table:table-cell>
          <table:table-cell table:style-name="Tabela90.B1" office:value-type="string">
            <text:p text:style-name="P4"/>
          </table:table-cell>
          <table:table-cell table:style-name="Tabela90.A1" office:value-type="string">
            <text:p text:style-name="P22">Requisitante:</text:p>
          </table:table-cell>
          <table:table-cell table:style-name="Tabela90.B1" table:number-columns-spanned="2" office:value-type="string">
            <text:p text:style-name="P23"/>
          </table:table-cell>
          <table:covered-table-cell/>
          <table:table-cell table:style-name="Tabela90.A1" office:value-type="string">
            <text:p text:style-name="P6">Data de Emissão:</text:p>
          </table:table-cell>
          <table:table-cell table:style-name="Tabela90.G1" office:value-type="string">
            <text:p text:style-name="P11"/>
          </table:table-cell>
        </table:table-row>
        <table:table-row table:style-name="Tabela90.2">
          <table:table-cell table:style-name="Tabela90.A2" office:value-type="string">
            <text:p text:style-name="P17">Nome do Projeto:</text:p>
          </table:table-cell>
          <table:table-cell table:style-name="Tabela90.B2" table:number-columns-spanned="2" office:value-type="string">
            <text:p text:style-name="P18"/>
          </table:table-cell>
          <table:covered-table-cell/>
          <table:table-cell table:style-name="Tabela90.A2" office:value-type="string">
            <text:p text:style-name="P16">Sigla:</text:p>
          </table:table-cell>
          <table:table-cell table:style-name="Tabela90.B2" office:value-type="string">
            <text:p text:style-name="P16"/>
          </table:table-cell>
          <table:table-cell table:style-name="Tabela90.A2" office:value-type="string">
            <text:p text:style-name="P16">Emer-gencial:</text:p>
          </table:table-cell>
          <table:table-cell table:style-name="Tabela90.G2" office:value-type="string">
            <text:p text:style-name="P24">Sim( ) Não ( )</text:p>
          </table:table-cell>
        </table:table-row>
        <table:table-row table:style-name="Tabela90.2">
          <table:table-cell table:style-name="Tabela90.A2" office:value-type="string">
            <text:p text:style-name="P17">Contratada:</text:p>
          </table:table-cell>
          <table:table-cell table:style-name="Tabela90.B2" table:number-columns-spanned="2" office:value-type="string">
            <text:p text:style-name="P17"/>
          </table:table-cell>
          <table:covered-table-cell/>
          <table:table-cell table:style-name="Tabela90.A2" table:number-columns-spanned="2" office:value-type="string">
            <text:p text:style-name="P16">Contrato:</text:p>
          </table:table-cell>
          <table:covered-table-cell/>
          <table:table-cell table:style-name="Tabela90.G2" table:number-columns-spanned="2" office:value-type="string">
            <text:p text:style-name="P16"/>
          </table:table-cell>
          <table:covered-table-cell/>
        </table:table-row>
      </table:table>
      <text:p text:style-name="Standard"/>
      <text:p text:style-name="P15">1 – Especificação dos Produtos / Serviços e Volumes</text:p>
      <text:p text:style-name="Standard"/>
      <table:table table:name="Tabela91" table:style-name="Tabela91">
        <table:table-column table:style-name="Tabela91.A"/>
        <table:table-column table:style-name="Tabela91.B"/>
        <table:table-column table:style-name="Tabela91.C"/>
        <table:table-column table:style-name="Tabela91.D"/>
        <table:table-column table:style-name="Tabela91.E"/>
        <table:table-row table:style-name="Tabela91.1">
          <table:table-cell table:style-name="Tabela91.A1" office:value-type="string">
            <text:p text:style-name="P2">Id</text:p>
          </table:table-cell>
          <table:table-cell table:style-name="Tabela91.A1" office:value-type="string">
            <text:p text:style-name="P2">PRODUTO / SERVIÇO</text:p>
          </table:table-cell>
          <table:table-cell table:style-name="Tabela91.A1" office:value-type="string">
            <text:p text:style-name="P2">MÉTRICA</text:p>
          </table:table-cell>
          <table:table-cell table:style-name="Tabela91.A1" office:value-type="string">
            <text:p text:style-name="P2">QUANT.</text:p>
          </table:table-cell>
          <table:table-cell table:style-name="Tabela91.E1" office:value-type="string">
            <text:p text:style-name="P2">PREÇO R$</text:p>
          </table:table-cell>
        </table:table-row>
        <table:table-row table:style-name="Tabela91.2">
          <table:table-cell table:style-name="Tabela91.A2" office:value-type="string">
            <text:p text:style-name="P36">1</text:p>
          </table:table-cell>
          <table:table-cell table:style-name="Tabela91.A2" office:value-type="string">
            <text:p text:style-name="P37"/>
          </table:table-cell>
          <table:table-cell table:style-name="Tabela91.A2" office:value-type="string">
            <text:p text:style-name="P38"/>
          </table:table-cell>
          <table:table-cell table:style-name="Tabela91.A2" office:value-type="string">
            <text:p text:style-name="P39"/>
          </table:table-cell>
          <table:table-cell table:style-name="Tabela91.E2" office:value-type="string">
            <text:p text:style-name="P8">R$ </text:p>
          </table:table-cell>
        </table:table-row>
        <table:table-row table:style-name="Tabela91.2">
          <table:table-cell table:style-name="Tabela91.A2" office:value-type="string">
            <text:p text:style-name="P9">2</text:p>
          </table:table-cell>
          <table:table-cell table:style-name="Tabela91.A2" office:value-type="string">
            <text:p text:style-name="P10"/>
          </table:table-cell>
          <table:table-cell table:style-name="Tabela91.A2" office:value-type="string">
            <text:p text:style-name="P38"/>
          </table:table-cell>
          <table:table-cell table:style-name="Tabela91.A2" office:value-type="string">
            <text:p text:style-name="P39"/>
          </table:table-cell>
          <table:table-cell table:style-name="Tabela91.E2" office:value-type="string">
            <text:p text:style-name="P8">R$ </text:p>
          </table:table-cell>
        </table:table-row>
        <table:table-row table:style-name="Tabela91.2">
          <table:table-cell table:style-name="Tabela91.A2" office:value-type="string">
            <text:p text:style-name="P36">3</text:p>
          </table:table-cell>
          <table:table-cell table:style-name="Tabela91.A2" office:value-type="string">
            <text:p text:style-name="P37"/>
          </table:table-cell>
          <table:table-cell table:style-name="Tabela91.A2" office:value-type="string">
            <text:p text:style-name="P38"/>
          </table:table-cell>
          <table:table-cell table:style-name="Tabela91.A2" office:value-type="string">
            <text:p text:style-name="P39"/>
          </table:table-cell>
          <table:table-cell table:style-name="Tabela91.E2" office:value-type="string">
            <text:p text:style-name="P8">R$ </text:p>
          </table:table-cell>
        </table:table-row>
        <table:table-row table:style-name="Tabela91.2">
          <table:table-cell table:style-name="Tabela91.A2" office:value-type="string">
            <text:p text:style-name="P9">...</text:p>
          </table:table-cell>
          <table:table-cell table:style-name="Tabela91.A2" office:value-type="string">
            <text:p text:style-name="P10"/>
          </table:table-cell>
          <table:table-cell table:style-name="Tabela91.A2" office:value-type="string">
            <text:p text:style-name="P38"/>
          </table:table-cell>
          <table:table-cell table:style-name="Tabela91.A2" office:value-type="string">
            <text:p text:style-name="P39"/>
          </table:table-cell>
          <table:table-cell table:style-name="Tabela91.E2" office:value-type="string">
            <text:p text:style-name="P8">R$ </text:p>
          </table:table-cell>
        </table:table-row>
        <table:table-row table:style-name="Tabela91.2">
          <table:table-cell table:style-name="Tabela91.A6" table:number-columns-spanned="2" office:value-type="string">
            <text:h text:style-name="P40" text:outline-level="5">TOTAL =</text:h>
          </table:table-cell>
          <table:covered-table-cell/>
          <table:table-cell table:style-name="Tabela91.C6" office:value-type="string">
            <text:p text:style-name="P13"/>
          </table:table-cell>
          <table:table-cell table:style-name="Tabela91.C6" office:value-type="string">
            <text:p text:style-name="P13"/>
          </table:table-cell>
          <table:table-cell table:style-name="Tabela91.E6" office:value-type="string">
            <text:p text:style-name="P8">R$ </text:p>
          </table:table-cell>
        </table:table-row>
      </table:table>
      <text:p text:style-name="Standard"/>
      <text:p text:style-name="P15">2 – Instruções Complementares</text:p>
      <text:p text:style-name="Standard"/>
      <table:table table:name="Tabela92" table:style-name="Tabela92">
        <table:table-column table:style-name="Tabela92.A"/>
        <table:table-row table:style-name="Tabela92.1">
          <table:table-cell table:style-name="Tabela92.A1" office:value-type="string">
            <text:p text:style-name="P13"/>
            <text:p text:style-name="Standard"/>
            <text:p text:style-name="Standard"/>
            <text:p text:style-name="P34"/>
            <text:p text:style-name="P34"/>
            <text:p text:style-name="P34"/>
            <text:p text:style-name="P35"/>
            <text:p text:style-name="Standard"/>
            <text:p text:style-name="Standard"/>
          </table:table-cell>
        </table:table-row>
      </table:table>
      <text:p text:style-name="Standard"/>
      <text:p text:style-name="P15">3 – Cronograma</text:p>
      <text:p text:style-name="Standard"/>
      <table:table table:name="Tabela93" table:style-name="Tabela93">
        <table:table-column table:style-name="Tabela93.A"/>
        <table:table-column table:style-name="Tabela93.B"/>
        <table:table-column table:style-name="Tabela93.C"/>
        <table:table-column table:style-name="Tabela93.D"/>
        <table:table-row table:style-name="Tabela93.1">
          <table:table-cell table:style-name="Tabela93.A1" office:value-type="string">
            <text:p text:style-name="P5">Id</text:p>
          </table:table-cell>
          <table:table-cell table:style-name="Tabela93.A1" office:value-type="string">
            <text:p text:style-name="P5">Tarefa</text:p>
          </table:table-cell>
          <table:table-cell table:style-name="Tabela93.A1" office:value-type="string">
            <text:p text:style-name="P5">Início</text:p>
          </table:table-cell>
          <table:table-cell table:style-name="Tabela93.D1" office:value-type="string">
            <text:p text:style-name="P5">Fim</text:p>
          </table:table-cell>
        </table:table-row>
        <table:table-row table:style-name="Tabela93.1">
          <table:table-cell table:style-name="Tabela93.A2" office:value-type="string">
            <text:p text:style-name="P5">1</text:p>
          </table:table-cell>
          <table:table-cell table:style-name="Tabela93.A2" office:value-type="string">
            <text:p text:style-name="P5"/>
          </table:table-cell>
          <table:table-cell table:style-name="Tabela93.A2" office:value-type="string">
            <text:p text:style-name="P5"/>
          </table:table-cell>
          <table:table-cell table:style-name="Tabela93.D2" office:value-type="string">
            <text:p text:style-name="P5"/>
          </table:table-cell>
        </table:table-row>
        <table:table-row table:style-name="Tabela93.1">
          <table:table-cell table:style-name="Tabela93.A2" office:value-type="string">
            <text:p text:style-name="P5">2</text:p>
          </table:table-cell>
          <table:table-cell table:style-name="Tabela93.A2" office:value-type="string">
            <text:p text:style-name="P5"/>
          </table:table-cell>
          <table:table-cell table:style-name="Tabela93.A2" office:value-type="string">
            <text:p text:style-name="P5"/>
          </table:table-cell>
          <table:table-cell table:style-name="Tabela93.D2" office:value-type="string">
            <text:p text:style-name="P5"/>
          </table:table-cell>
        </table:table-row>
        <table:table-row table:style-name="Tabela93.1">
          <table:table-cell table:style-name="Tabela93.A2" office:value-type="string">
            <text:p text:style-name="P5">3</text:p>
          </table:table-cell>
          <table:table-cell table:style-name="Tabela93.A2" office:value-type="string">
            <text:p text:style-name="P5"/>
          </table:table-cell>
          <table:table-cell table:style-name="Tabela93.A2" office:value-type="string">
            <text:p text:style-name="P5"/>
          </table:table-cell>
          <table:table-cell table:style-name="Tabela93.D2" office:value-type="string">
            <text:p text:style-name="P5"/>
          </table:table-cell>
        </table:table-row>
        <table:table-row table:style-name="Tabela93.1">
          <table:table-cell table:style-name="Tabela93.A2" office:value-type="string">
            <text:p text:style-name="P5">...</text:p>
          </table:table-cell>
          <table:table-cell table:style-name="Tabela93.A2" office:value-type="string">
            <text:p text:style-name="P5"/>
          </table:table-cell>
          <table:table-cell table:style-name="Tabela93.A2" office:value-type="string">
            <text:p text:style-name="P5"/>
          </table:table-cell>
          <table:table-cell table:style-name="Tabela93.D2" office:value-type="string">
            <text:p text:style-name="P5"/>
          </table:table-cell>
        </table:table-row>
      </table:table>
      <text:p text:style-name="Standard"/>
      <text:p text:style-name="P15">4 – Documentos Entregues</text:p>
      <text:p text:style-name="Standard"/>
      <table:table table:name="Tabela94" table:style-name="Tabela94">
        <table:table-column table:style-name="Tabela94.A"/>
        <table:table-column table:style-name="Tabela94.B"/>
        <table:table-row table:style-name="Tabela94.1">
          <table:table-cell table:style-name="Tabela94.A1" office:value-type="string">
            <text:p text:style-name="P25">( <text:s text:c="2"/>) – <text:s/>____________________________</text:p>
            <text:p text:style-name="P26">( <text:s text:c="2"/>) – <text:s/>____________________________</text:p>
            <text:p text:style-name="P26">( <text:s text:c="2"/>) – <text:s/>____________________________</text:p>
            <text:p text:style-name="P30">( <text:s text:c="2"/>) – <text:s/>____________________________</text:p>
          </table:table-cell>
          <table:table-cell table:style-name="Tabela94.B1" office:value-type="string">
            <text:p text:style-name="P25">( <text:s text:c="2"/>) – <text:s/>____________________________</text:p>
            <text:p text:style-name="P26">( <text:s text:c="2"/>) – <text:s/>____________________________</text:p>
            <text:p text:style-name="P26">( <text:s text:c="2"/>) – <text:s/>____________________________</text:p>
            <text:p text:style-name="P30">( <text:s text:c="2"/>) – <text:s/>____________________________</text:p>
          </table:table-cell>
        </table:table-row>
      </table:table>
      <text:p text:style-name="Text_20_body"/>
      <text:p text:style-name="P15"><text:soft-page-break/>5 – Datas e Prazos</text:p>
      <text:p text:style-name="Text_20_body"/>
      <table:table table:name="Tabela95" table:style-name="Tabela95">
        <table:table-column table:style-name="Tabela95.A"/>
        <table:table-column table:style-name="Tabela95.B"/>
        <table:table-column table:style-name="Tabela95.C"/>
        <table:table-row table:style-name="Tabela95.1">
          <table:table-cell table:style-name="Tabela95.A1" office:value-type="string">
            <text:p text:style-name="P7">Data Prevista para Início dos Produtos / Serviços</text:p>
          </table:table-cell>
          <table:table-cell table:style-name="Tabela95.A1" office:value-type="string">
            <text:p text:style-name="P7">Data Prevista para Entrega dos Produtos / Serviços</text:p>
          </table:table-cell>
          <table:table-cell table:style-name="Tabela95.C1" office:value-type="string">
            <text:p text:style-name="P7">Prazo Total do Contrato </text:p>
            <text:p text:style-name="P7">(com a Garantia) </text:p>
          </table:table-cell>
        </table:table-row>
        <table:table-row table:style-name="Tabela95.2">
          <table:table-cell table:style-name="Tabela95.A2" office:value-type="string">
            <text:p text:style-name="P28"/>
            <text:p text:style-name="P27">____ de _____________de 20___</text:p>
          </table:table-cell>
          <table:table-cell table:style-name="Tabela95.A2" office:value-type="string">
            <text:p text:style-name="P28"/>
            <text:p text:style-name="P27">____ de _____________ de 20___</text:p>
          </table:table-cell>
          <table:table-cell table:style-name="Tabela95.C2" office:value-type="string">
            <text:p text:style-name="P29">____ (____________) dias</text:p>
          </table:table-cell>
        </table:table-row>
      </table:table>
      <text:p text:style-name="Text_20_body"/>
      <text:p text:style-name="P33">Ciência</text:p>
      <table:table table:name="Tabela96" table:style-name="Tabela96">
        <table:table-column table:style-name="Tabela96.A"/>
        <table:table-column table:style-name="Tabela96.B"/>
        <table:table-row table:style-name="Tabela96.1">
          <table:table-cell table:style-name="Tabela96.A1" table:number-columns-spanned="2" office:value-type="string">
            <text:p text:style-name="P31">CONTRATANTE</text:p>
          </table:table-cell>
          <table:covered-table-cell/>
        </table:table-row>
        <table:table-row table:style-name="Tabela96.2">
          <table:table-cell table:style-name="Tabela96.A2" office:value-type="string">
            <text:p text:style-name="P14"><text:span text:style-name="T2">Área</text:span><text:span text:style-name="T2">/Fiscal Requisitante da Solução</text:span></text:p>
          </table:table-cell>
          <table:table-cell table:style-name="Tabela96.B2" office:value-type="string">
            <text:p text:style-name="P3">Gestor do Contrato</text:p>
          </table:table-cell>
        </table:table-row>
        <table:table-row table:style-name="Tabela96.3">
          <table:table-cell table:style-name="Tabela96.A3" office:value-type="string">
            <text:p text:style-name="P4"/>
            <text:p text:style-name="P3"/>
            <text:p text:style-name="P3"/>
            <text:p text:style-name="P7">______________________</text:p>
            <text:p text:style-name="P12">&lt;Nome&gt;</text:p>
            <text:p text:style-name="P14"><text:span text:style-name="T1">Matrícula: </text:span><text:span text:style-name="T3">&lt;Matr.&gt;</text:span></text:p>
            <text:p text:style-name="P12"/>
            <text:p text:style-name="P3"/>
          </table:table-cell>
          <table:table-cell table:style-name="Tabela96.A3" office:value-type="string">
            <text:p text:style-name="P3"/>
            <text:p text:style-name="P3"/>
            <text:p text:style-name="P3"/>
            <text:p text:style-name="P7">______________________</text:p>
            <text:p text:style-name="P12">&lt;Nome&gt;</text:p>
            <text:p text:style-name="P14"><text:span text:style-name="T1">Matrícula: </text:span><text:span text:style-name="T3">&lt;Matr.&gt;</text:span></text:p>
            <text:p text:style-name="P12"/>
            <text:p text:style-name="P3"/>
          </table:table-cell>
        </table:table-row>
        <table:table-row table:style-name="Tabela96.4">
          <table:table-cell table:style-name="Tabela96.A1" table:number-columns-spanned="2" office:value-type="string">
            <text:p text:style-name="P3">CONTRATADA</text:p>
          </table:table-cell>
          <table:covered-table-cell/>
        </table:table-row>
        <table:table-row table:style-name="Tabela96.5">
          <table:table-cell table:style-name="Tabela96.A2" table:number-columns-spanned="2" office:value-type="string">
            <text:p text:style-name="P3">Preposto</text:p>
          </table:table-cell>
          <table:covered-table-cell/>
        </table:table-row>
        <table:table-row table:style-name="Tabela96.3">
          <table:table-cell table:style-name="Tabela96.A3" table:number-columns-spanned="2" office:value-type="string">
            <text:p text:style-name="P3"/>
            <text:p text:style-name="P3"/>
            <text:p text:style-name="P3"/>
            <text:p text:style-name="P7">________________________________</text:p>
            <text:p text:style-name="P12">&lt;Nome&gt;</text:p>
            <text:p text:style-name="P32">&lt;Qualificação&gt;</text:p>
          </table:table-cell>
          <table:covered-table-cell/>
        </table:table-row>
      </table:table>
      <text:p text:style-name="Standard"/>
      <text:p text:style-name="P1"/>
      <text:p text:style-name="P19">____________________________, <text:s text:c="3"/>________ de _____________________ de 20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Standard" style:next-style-name="Index_20_1" style:class="index"/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8:16:00.18</dc:date>
    <dc:creator>Luiz Fernando Bastos Coura</dc:creator>
    <meta:editing-duration>PT00H05M15S</meta:editing-duration>
    <meta:editing-cycles>3</meta:editing-cycles>
    <meta:generator>BrOffice.org/3.2$Win32 OpenOffice.org_project/320m12$Build-9483</meta:generator>
    <meta:document-statistic meta:table-count="7" meta:image-count="0" meta:object-count="0" meta:page-count="2" meta:paragraph-count="70" meta:word-count="175" meta:character-count="1219"/>
  </office:meta>
</office:document-meta>
</file>